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master-page-name="Standard">
      <style:paragraph-properties fo:line-height="115%" fo:text-align="center" style:justify-single-word="false" style:page-number="auto" fo:break-before="auto" fo:break-after="auto" style:writing-mode="lr-tb"/>
    </style:style>
    <style:style style:name="P4" style:family="paragraph" style:parent-style-name="Standard" style:list-style-name="LS1">
      <style:paragraph-properties fo:margin-top="0cm" fo:margin-bottom="0cm" loext:contextual-spacing="false" fo:line-height="115%" fo:break-before="auto" fo:break-after="auto" style:writing-mode="lr-tb"/>
    </style:style>
    <style:style style:name="P5" style:family="paragraph" style:parent-style-name="Standard" style:list-style-name="LS2">
      <style:paragraph-properties fo:margin-top="0cm" fo:margin-bottom="0cm" loext:contextual-spacing="false" fo:line-height="115%" fo:break-before="auto" fo:break-after="auto" style:writing-mode="lr-tb"/>
    </style:style>
    <style:style style:name="P6" style:family="paragraph" style:parent-style-name="Standard" style:list-style-name="LS3">
      <style:paragraph-properties fo:margin-top="0cm" fo:margin-bottom="0cm" loext:contextual-spacing="false" fo:line-height="115%" fo:break-before="auto" fo:break-after="auto" style:writing-mode="lr-tb"/>
    </style:style>
    <style:style style:name="P7" style:family="paragraph" style:parent-style-name="Standard" style:list-style-name="LS4">
      <style:paragraph-properties fo:margin-top="0cm" fo:margin-bottom="0cm" loext:contextual-spacing="false" fo:line-height="115%" fo:break-before="auto" fo:break-after="auto" style:writing-mode="lr-tb"/>
    </style:style>
    <style:style style:name="P8" style:family="paragraph" style:parent-style-name="Standard" style:list-style-name="LS5">
      <style:paragraph-properties fo:margin-top="0cm" fo:margin-bottom="0cm" loext:contextual-spacing="false" fo:line-height="115%" fo:break-before="auto" fo:break-after="auto" style:writing-mode="lr-tb"/>
    </style:style>
    <style:style style:name="P9" style:family="paragraph" style:parent-style-name="Standard" style:list-style-name="LS6">
      <style:paragraph-properties fo:margin-top="0cm" fo:margin-bottom="0cm" loext:contextual-spacing="false" fo:line-height="115%" fo:break-before="auto" fo:break-after="auto" style:writing-mode="lr-tb"/>
    </style:style>
    <style:style style:name="P10" style:family="paragraph" style:parent-style-name="Standard" style:list-style-name="LS7">
      <style:paragraph-properties fo:margin-top="0cm" fo:margin-bottom="0cm" loext:contextual-spacing="false" fo:line-height="115%" fo:break-before="auto" fo:break-after="auto" style:writing-mode="lr-tb"/>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T3" style:family="text">
      <style:text-properties fo:color="#3876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Reprocessing of rapic datasets into odimh5</text:span></text:p>
      <text:p text:style-name="P2"><text:span text:style-name="T2">Sept 2016</text:span></text:p>
      <text:p text:style-name="P1"/>
      <text:list xml:id="list4688126962996908039" text:style-name="LS1">
        <text:list-item>
          <text:p text:style-name="P4">Type1: VOL.lz4 (primary files from 1999-2014)</text:p>
        </text:list-item>
        <text:list-item>
          <text:p text:style-name="P4">Type2: tar.lz4 (missing tar, missing_fill_2011-2014 and 2015_201606)</text:p>
        </text:list-item>
        <text:list-item>
          <text:p text:style-name="P4">Type3: mix of .gz and VOL and no ext (packed with multiple radars, needs to be written over top of type1 and type2 files to fill broken files and gaps, this data is pulled from the QLD BOM NAS)</text:p>
        </text:list-item>
        <text:list-item>
          <text:p text:style-name="P4">Listing below is for three threads running on 6 c4.large machines with amazon ami’s</text:p>
        </text:list-item>
      </text:list>
      <text:p text:style-name="P1"/>
      <text:p text:style-name="P1">52.65.210.114 repro-1</text:p>
      <text:list xml:id="list5482426715961652293" text:style-name="LS2">
        <text:list-item>
          <text:p text:style-name="P5"><text:span text:style-name="T3">1999-</text:span>&gt;2011 (type1)</text:p>
        </text:list-item>
        <text:list-item>
          <text:p text:style-name="P5">2000 (type1)</text:p>
        </text:list-item>
        <text:list-item>
          <text:p text:style-name="P5">2001 (type1)</text:p>
        </text:list-item>
      </text:list>
      <text:p text:style-name="P1"/>
      <text:p text:style-name="P1">52.65.205.133 repro-2</text:p>
      <text:list xml:id="list2541633022813918881" text:style-name="LS3">
        <text:list-item>
          <text:p text:style-name="P6">2002 (type1)</text:p>
        </text:list-item>
        <text:list-item>
          <text:p text:style-name="P6">2003 (type1)</text:p>
        </text:list-item>
        <text:list-item>
          <text:p text:style-name="P6">2004 (type1)</text:p>
        </text:list-item>
      </text:list>
      <text:p text:style-name="P1"/>
      <text:p text:style-name="P1">52.64.122.7 repro-3</text:p>
      <text:list xml:id="list4153803264128251220" text:style-name="LS4">
        <text:list-item>
          <text:p text:style-name="P7">2005 (type1)</text:p>
        </text:list-item>
        <text:list-item>
          <text:p text:style-name="P7">2006 (type1)</text:p>
        </text:list-item>
        <text:list-item>
          <text:p text:style-name="P7">2007 (type1)</text:p>
        </text:list-item>
      </text:list>
      <text:p text:style-name="P1"/>
      <text:p text:style-name="P1">52.64.119.33 repro-4</text:p>
      <text:list xml:id="list4345329624372139475" text:style-name="LS5">
        <text:list-item>
          <text:p text:style-name="P8">2008 (type1)</text:p>
        </text:list-item>
        <text:list-item>
          <text:p text:style-name="P8">2009 (type1)</text:p>
        </text:list-item>
        <text:list-item>
          <text:p text:style-name="P8">2010 (type1)</text:p>
        </text:list-item>
      </text:list>
      <text:p text:style-name="P1"/>
      <text:p text:style-name="P1">52.65.41.171 repro-5</text:p>
      <text:list xml:id="list2398670360969180510" text:style-name="LS6">
        <text:list-item>
          <text:p text:style-name="P9">2012 (type1)</text:p>
        </text:list-item>
        <text:list-item>
          <text:p text:style-name="P9">2013 (type1)</text:p>
        </text:list-item>
        <text:list-item>
          <text:p text:style-name="P9">2014 (type1)</text:p>
        </text:list-item>
      </text:list>
      <text:p text:style-name="P1"/>
      <text:p text:style-name="P1">52.65.212.240 repro-6</text:p>
      <text:list xml:id="list2778195255068936438" text:style-name="LS7">
        <text:list-item>
          <text:p text:style-name="P10">2015_201606 (type2)</text:p>
        </text:list-item>
        <text:list-item>
          <text:p text:style-name="P10">Missing 2011-2014 (type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847cm" fo:margin-bottom="0.212cm" loext:contextual-spacing="false" fo:line-height="115%"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line-height="115%" fo:keep-together="always" fo:break-before="auto" fo:break-after="auto" fo:keep-with-next="always"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line-height="115%" fo:keep-together="always" fo:break-before="auto" fo:break-after="auto" fo:keep-with-next="always"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10$Build-2</meta:generator>
    <dc:title/>
    <meta:initial-creator/>
    <dc:creator/>
    <meta:editing-cycles>1</meta:editing-cycles>
    <meta:document-statistic meta:table-count="0" meta:image-count="0" meta:object-count="0" meta:page-count="1" meta:paragraph-count="29" meta:word-count="142" meta:character-count="830" meta:non-whitespace-character-count="738"/>
  </office:meta>
</office:document-meta>
</file>